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f7dfe" officeooo:paragraph-rsid="001f7dfe" style:font-size-asian="12.25pt" style:font-size-complex="14pt"/>
    </style:style>
    <style:style style:name="P2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size="14pt" officeooo:rsid="001f7dfe" officeooo:paragraph-rsid="001f7dfe" style:font-size-asian="12.25pt" style:font-size-complex="14pt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1f7dfe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231b4d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23bbc7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3bbc7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256642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3bbc7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f30a2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93d46" officeooo:paragraph-rsid="00293d46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93d46" officeooo:paragraph-rsid="00293d46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8073" officeooo:paragraph-rsid="00215e65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040a" officeooo:paragraph-rsid="002b040a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040a" officeooo:paragraph-rsid="002b040a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1f7dfe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23bbc7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0cec1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2709c" style:font-size-asian="10.5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a147" officeooo:paragraph-rsid="001f7dfe" style:font-size-asian="10.5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cbee5" officeooo:paragraph-rsid="002cbee5" style:font-size-asian="10.5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e0e99" officeooo:paragraph-rsid="002e0e99" style:font-size-asian="10.5pt" style:language-asian="zxx" style:country-asian="none" style:font-size-complex="12pt" style:language-complex="zxx" style:country-complex="none"/>
    </style:style>
    <style:style style:name="P22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e0e99" officeooo:paragraph-rsid="002e0e99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256642" style:font-size-asian="10.5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0cec1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1f7dfe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2709c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f30a2" officeooo:paragraph-rsid="002f30a2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0cec1" officeooo:paragraph-rsid="0030cec1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32709c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409f4" officeooo:paragraph-rsid="003409f4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461ac" officeooo:paragraph-rsid="003461ac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31b4d"/>
    </style:style>
    <style:style style:name="T3" style:family="text">
      <style:text-properties officeooo:rsid="0023bbc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56642"/>
    </style:style>
    <style:style style:name="T6" style:family="text">
      <style:text-properties style:text-underline-style="none" officeooo:rsid="00293d46"/>
    </style:style>
    <style:style style:name="T7" style:family="text">
      <style:text-properties style:text-underline-style="none" officeooo:rsid="002d84da"/>
    </style:style>
    <style:style style:name="T8" style:family="text">
      <style:text-properties officeooo:rsid="00256642"/>
    </style:style>
    <style:style style:name="T9" style:family="text">
      <style:text-properties officeooo:rsid="0026ba21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style:text-underline-style="none"/>
    </style:style>
    <style:style style:name="T12" style:family="text">
      <style:text-properties style:text-line-through-style="solid" style:text-line-through-type="single" style:text-underline-style="none" officeooo:rsid="002d84da"/>
    </style:style>
    <style:style style:name="T13" style:family="text">
      <style:text-properties style:text-line-through-style="solid" style:text-line-through-type="single" style:text-underline-style="none" officeooo:rsid="002e0e99"/>
    </style:style>
    <style:style style:name="T1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5" style:family="text">
      <style:text-properties style:text-line-through-style="none" style:text-line-through-type="none" style:text-underline-style="none" officeooo:rsid="002d84da"/>
    </style:style>
    <style:style style:name="T16" style:family="text">
      <style:text-properties style:text-line-through-style="none" style:text-line-through-type="none" style:text-underline-style="none" officeooo:rsid="002e0e99"/>
    </style:style>
    <style:style style:name="T17" style:family="text">
      <style:text-properties officeooo:rsid="00289f5c"/>
    </style:style>
    <style:style style:name="T18" style:family="text">
      <style:text-properties officeooo:rsid="002b040a"/>
    </style:style>
    <style:style style:name="T19" style:family="text">
      <style:text-properties officeooo:rsid="002e0e99"/>
    </style:style>
    <style:style style:name="T20" style:family="text">
      <style:text-properties officeooo:rsid="0030cec1"/>
    </style:style>
    <style:style style:name="T21" style:family="text">
      <style:text-properties officeooo:rsid="003461ac"/>
    </style:style>
    <style:style style:name="T22" style:family="text">
      <style:text-properties officeooo:rsid="003513c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do Sistema de Administração Paroquial</text:p>
      <text:p text:style-name="P2"/>
      <text:p text:style-name="P21">Entidades mapeadas:</text:p>
      <text:list xml:id="list2409877504" text:style-name="L3">
        <text:list-item>
          <text:p text:style-name="P22">Pessoa, <text:span text:style-name="T20">pastoral, </text:span><text:span text:style-name="T22">turmaCatequese</text:span></text:p>
        </text:list-item>
      </text:list>
      <text:p text:style-name="P6"/>
      <text:p text:style-name="P6"><text:span text:style-name="T19">P</text:span>ESSOA (<text:span text:style-name="T1">id</text:span><text:span text:style-name="T4">, nome, idade, </text:span><text:span text:style-name="T6">fiel_fk, sacerdote_fk</text:span><text:span text:style-name="T4">)</text:span></text:p>
      <text:p text:style-name="P10"><text:span text:style-name="T4">fiel_fk referencia FIEL</text:span></text:p>
      <text:p text:style-name="P10"><text:span text:style-name="T4">sacerdote_fk referencia SACERDOTE</text:span></text:p>
      <text:list xml:id="list2333999923" text:style-name="L1">
        <text:list-item>
          <text:p text:style-name="P11"><text:span text:style-name="T4">Relacionamentos: </text:span><text:span text:style-name="T12">batismo</text:span><text:span text:style-name="T7">, </text:span><text:span text:style-name="T12">batismo,</text:span><text:span text:style-name="T15"> </text:span><text:span text:style-name="T13">fiel</text:span><text:span text:style-name="T16">, </text:span><text:span text:style-name="T13">sacerdote</text:span></text:p>
        </text:list-item>
      </text:list>
      <text:p text:style-name="P6"/>
      <text:p text:style-name="P9">FIEL (<text:span text:style-name="T21">turma_catequese_fk</text:span>)</text:p>
      <text:p text:style-name="P31">turma_catequese_fk referencia TURMA_CATEQUESE</text:p>
      <text:list xml:id="list2954153935" text:style-name="L4">
        <text:list-item>
          <text:p text:style-name="P27">Relacionamentos: <text:span text:style-name="T10">pastoral</text:span>, <text:span text:style-name="T10">pastoral</text:span>, <text:span text:style-name="T10">turmaCatequese</text:span>, <text:span text:style-name="T11">turmaCatequese</text:span>, pessoa, comunidade</text:p>
        </text:list-item>
      </text:list>
      <text:p text:style-name="P6"/>
      <text:p text:style-name="P24">FIEL_PARTICIPA_PASTORAL (<text:span text:style-name="T1">pastoral_fk</text:span>, <text:span text:style-name="T1">fiel_fk</text:span>)</text:p>
      <text:p text:style-name="P24">pastoral_fk referencia PASTORAL</text:p>
      <text:p text:style-name="P24">fiel_fk referencia FIEL</text:p>
      <text:p text:style-name="P6"/>
      <text:p text:style-name="P17"><text:span text:style-name="T8">PASTORAL</text:span> (<text:span text:style-name="T1">id</text:span>, nome, coordenador<text:span text:style-name="T8">_fk</text:span>)</text:p>
      <text:p text:style-name="P24">coordenador_fk referencia FIEL</text:p>
      <text:list xml:id="list1600555152" text:style-name="L5">
        <text:list-item>
          <text:p text:style-name="P28">Relacionamentos: <text:span text:style-name="T10">fiel</text:span>, <text:span text:style-name="T10">fiel</text:span></text:p>
        </text:list-item>
      </text:list>
      <text:p text:style-name="P18"/>
      <text:p text:style-name="P18"><text:span text:style-name="T3">TURMA</text:span><text:span text:style-name="T9">_</text:span><text:span text:style-name="T3">CATEQUESE</text:span> (<text:span text:style-name="T1">id</text:span>, padroeiro, comunidade<text:span text:style-name="T3">_fk</text:span>, catequista<text:span text:style-name="T8">_fk</text:span>)</text:p>
      <text:p text:style-name="P29">comunidade_fk referencia COMUNIDADE</text:p>
      <text:p text:style-name="P26">catequista_fk referencia FIEL</text:p>
      <text:list xml:id="list2683952788" text:style-name="L6">
        <text:list-item>
          <text:p text:style-name="P30">Relacionamentos: <text:span text:style-name="T10">fiel</text:span>, <text:span text:style-name="T10">fiel</text:span>, <text:span text:style-name="T10">comunidade</text:span></text:p>
        </text:list-item>
      </text:list>
      <text:p text:style-name="P6"/>
      <text:p text:style-name="P6"/>
      <text:p text:style-name="P6">PADRE (<text:span text:style-name="T1">id</text:span><text:span text:style-name="T4">, dataOrdenacao, ordemRelg, cargo, pessoa_fk, bispo[R]</text:span>)</text:p>
      <text:p text:style-name="P6">pessoa_fk referencia PESSOA</text:p>
      <text:p text:style-name="P6"/>
      <text:p text:style-name="P6">BISPO (<text:span text:style-name="T1">id</text:span><text:span text:style-name="T4">, diocese, dataOrdEp, padres[R], pessoa_fk</text:span>)</text:p>
      <text:p text:style-name="P6">pessoa_fk referencia PESSOA</text:p>
      <text:p text:style-name="P16"/>
      <text:p text:style-name="P3"><text:span text:style-name="T2">DIZIMO</text:span> (<text:span text:style-name="T1">id</text:span>, valor, data, comunidade<text:span text:style-name="T2">_fk</text:span>)</text:p>
      <text:p text:style-name="P4">comunidade_fk referencia COMUNIDADE</text:p>
      <text:p text:style-name="P3"/>
      <text:p text:style-name="P3"><text:soft-page-break/><text:span text:style-name="T3">COMUNIDADE</text:span> (<text:span text:style-name="T1">id</text:span>, localizacao, nome, padroeiro, dataFundacao)</text:p>
      <text:p text:style-name="P3"/>
      <text:p text:style-name="P3"/>
      <text:p text:style-name="P3"/>
      <text:p text:style-name="P25"/>
      <text:p text:style-name="P3"/>
      <text:p text:style-name="P7"/>
      <text:p text:style-name="P3"/>
      <text:p text:style-name="P25"/>
      <text:p text:style-name="P7"/>
      <text:p text:style-name="P3"/>
      <text:p text:style-name="P3"/>
      <text:p text:style-name="P3"><text:span text:style-name="T3">IGREJA </text:span>(<text:span text:style-name="T1">id</text:span>, nome, comunidade<text:span text:style-name="T3">_fk</text:span>, padroeiro, endereco, dataErecaoCanonica, ehMatriz)</text:p>
      <text:p text:style-name="P5">comunidade_fk referencia COMUNIDADE</text:p>
      <text:p text:style-name="P3"/>
      <text:p text:style-name="P3"/>
      <text:p text:style-name="P3"/>
      <text:p text:style-name="P3"><text:span text:style-name="T17">MISSA</text:span> (<text:span text:style-name="T14">id</text:span>, nome, categLit, ofertas, data, celebrantePrincipal[R], concelebrantes[R], igrej<text:span text:style-name="T3">a_fk</text:span>, batismos[R])</text:p>
      <text:p text:style-name="P6">igreja_fk referencia IGREJA</text:p>
      <text:p text:style-name="P3"/>
      <text:p text:style-name="P3"/>
      <text:p text:style-name="P3"/>
      <text:p text:style-name="P19">PESSOA_EH_PADRINHO (<text:span text:style-name="T1">padrinho_fk</text:span>, <text:span text:style-name="T1">batismo_fk</text:span>)</text:p>
      <text:p text:style-name="P20">padrinho_fk referencia PESSOA</text:p>
      <text:p text:style-name="P20">batismo_fk referencia BATISMO</text:p>
      <text:p text:style-name="P19"/>
      <text:p text:style-name="P12"><text:span text:style-name="T3">BATISMO</text:span> (<text:span text:style-name="T1">id</text:span>, data, <text:span text:style-name="T18">pessoa_batizada_fk</text:span>)</text:p>
      <text:p text:style-name="P14">pessoa_batizada_fk referencia PESSOA</text:p>
      <text:p text:style-name="P14"/>
      <text:list xml:id="list2938628998" text:style-name="L2">
        <text:list-item>
          <text:p text:style-name="P13">Relacionamentos: igreja, missa, sacerdote, <text:span text:style-name="T10">pessoa</text:span>, <text:span text:style-name="T10">pessoa</text:span></text:p>
        </text:list-item>
      </text:list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4T15:44:43.566000000</meta:creation-date>
    <dc:date>2025-02-18T12:11:48.493000000</dc:date>
    <meta:editing-duration>PT1H12M44S</meta:editing-duration>
    <meta:editing-cycles>21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37" meta:word-count="160" meta:character-count="1567" meta:non-whitespace-character-count="1450"/>
  </office:meta>
</office:document-meta>
</file>